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is an IF error.</text:p>
      <text:p text:style-name="Standard"/>
      <table:table>
        <table:table-row>
          <table:table-cell>
            <text:p><office:annotation><dc:creator>POD</dc:creator><dc:date>2008-03-19T21:37:10</dc:date><text:p>Error while evaluating expression "zzz".</text:p><text:p>   File "&lt;string&gt;", line 0, in ?</text:p><text:p> exceptions.NameError: name 'zzz' is not defined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2:10:20</dc:date>
    <dc:language>fr-BE</dc:language>
    <meta:editing-cycles>13</meta:editing-cycles>
    <meta:editing-duration>PT18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9" meta:character-count="25"/>
  </office:meta>
</office:document-meta>
</file>